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4" draw:layer="layout" svg:width="4.5cm" svg:height="1cm" svg:x="3.5cm" svg:y="16.537cm">
          <text:p text:style-name="P1">Geometría</text:p>
        </draw:rect>
        <draw:rect draw:style-name="gr1" draw:text-style-name="P1" draw:id="id3" draw:layer="layout" svg:width="4.5cm" svg:height="1cm" svg:x="3.5cm" svg:y="15.537cm">
          <text:p text:style-name="P1">Objetos</text:p>
        </draw:rect>
        <draw:rect draw:style-name="gr1" draw:text-style-name="P1" draw:id="id2" draw:layer="layout" svg:width="4.5cm" svg:height="1cm" svg:x="3.5cm" svg:y="14.537cm">
          <text:p text:style-name="P1">Pantalla</text:p>
        </draw:rect>
        <draw:rect draw:style-name="gr1" draw:text-style-name="P1" draw:layer="layout" svg:width="4.5cm" svg:height="5cm" svg:x="9.5cm" svg:y="12.537cm">
          <text:p text:style-name="P1">Motor OpenGL</text:p>
        </draw:rect>
        <draw:line draw:style-name="gr2" draw:text-style-name="P1" draw:layer="layout" svg:x1="9.5cm" svg:y1="15.037cm" svg:x2="8cm" svg:y2="15.037cm">
          <text:p/>
        </draw:line>
        <draw:line draw:style-name="gr2" draw:text-style-name="P1" draw:layer="layout" svg:x1="9.5cm" svg:y1="16.037cm" svg:x2="8cm" svg:y2="16.037cm">
          <text:p/>
        </draw:line>
        <draw:line draw:style-name="gr2" draw:text-style-name="P1" draw:layer="layout" svg:x1="9.5cm" svg:y1="17.037cm" svg:x2="8cm" svg:y2="17.037cm">
          <text:p/>
        </draw:line>
        <draw:line draw:style-name="gr2" draw:text-style-name="P1" draw:layer="layout" svg:x1="2.5cm" svg:y1="13.5cm" svg:x2="9.5cm" svg:y2="13.5cm">
          <text:p/>
        </draw:line>
        <draw:line draw:style-name="gr2" draw:text-style-name="P1" draw:layer="layout" svg:x1="14cm" svg:y1="13.537cm" svg:x2="18.5cm" svg:y2="13.5cm">
          <text:p/>
        </draw:line>
        <draw:frame draw:style-name="gr3" draw:layer="layout" svg:width="5.078cm" svg:height="0.963cm" svg:x="2.5cm" svg:y="12.537cm">
          <draw:text-box>
            <text:p>Generar imagen</text:p>
          </draw:text-box>
        </draw:frame>
        <draw:frame draw:style-name="gr3" draw:layer="layout" svg:width="5.463cm" svg:height="0.963cm" svg:x="14.037cm" svg:y="12.537cm">
          <draw:text-box>
            <text:p>Imagen generada</text:p>
          </draw:text-box>
        </draw:frame>
        <draw:frame draw:style-name="gr3" draw:id="id1" draw:layer="layout" svg:width="5.358cm" svg:height="0.963cm" svg:x="2cm" svg:y="19cm">
          <draw:text-box>
            <text:p>Controlar imagen</text:p>
          </draw:text-box>
        </draw:frame>
        <draw:connector draw:style-name="gr2" draw:text-style-name="P1" draw:layer="layout" svg:x1="2cm" svg:y1="19.481cm" svg:x2="3.5cm" svg:y2="15.037cm" draw:start-shape="id1" draw:start-glue-point="3" draw:end-shape="id2" draw:end-glue-point="3" svg:d="m2000 19481h-501v-4444h2001">
          <text:p/>
        </draw:connector>
        <draw:connector draw:style-name="gr2" draw:text-style-name="P1" draw:layer="layout" svg:x1="2cm" svg:y1="19.481cm" svg:x2="3.5cm" svg:y2="16.037cm" draw:start-shape="id1" draw:start-glue-point="3" draw:end-shape="id3" svg:d="m2000 19481h-501v-3444h2001">
          <text:p/>
        </draw:connector>
        <draw:connector draw:style-name="gr2" draw:text-style-name="P1" draw:layer="layout" svg:x1="2cm" svg:y1="19.481cm" svg:x2="3.5cm" svg:y2="17.037cm" draw:start-shape="id1" draw:end-shape="id4" draw:end-glue-point="3" svg:d="m2000 19481h-501v-2444h2001">
          <text:p/>
        </draw:connector>
        <draw:polyline draw:style-name="gr2" draw:text-style-name="P1" draw:layer="layout" svg:width="3.353cm" svg:height="1.341cm" draw:transform="rotate (-0.463733982254806) translate (7.90018140024275cm 16.6998099945115cm)" svg:viewBox="0 0 3354 1342" draw:points="0,23700 224,24147 2907,22805 3354,23699">
          <text:p/>
        </draw:polyline>
        <draw:frame draw:style-name="gr3" draw:layer="layout" svg:width="6.691cm" svg:height="0.963cm" svg:x="9cm" svg:y="19cm">
          <draw:text-box>
            <text:p>Leer mallas y textura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00H08M53S</meta:editing-duration>
    <meta:editing-cycles>4</meta:editing-cycles>
    <meta:generator>OpenOffice.org/3.2$Win32 OpenOffice.org_project/320m18$Build-9502</meta:generator>
    <dc:date>2011-05-05T11:21:55.68</dc:date>
    <meta:document-statistic meta:object-count="17"/>
  </office:meta>
</office:document-meta>
</file>